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-Case: Login</text:p>
      <text:p text:style-name="Standard">Actors: Deliverer</text:p>
      <text:p text:style-name="Standard">Purpose: Identifizierung des Deliverers der Verbrennungsanlage</text:p>
      <text:p text:style-name="Standard">Entry Condition: Start des Deliverer-Client-Programms</text:p>
      <text:p text:style-name="Standard">Overview: Login mit ID und Passwort</text:p>
      <text:p text:style-name="Standard">Exit Condition: Login erfolgreich oder fehlgeschlagen</text:p>
      <text:p text:style-name="Standard">Includes: ---</text:p>
      <text:p text:style-name="Standard">Special Req: ---</text:p>
      <text:p text:style-name="Standard">Category: hohe Priorität (2)</text:p>
      <text:p text:style-name="Standard">Cross Ref: /LF20/</text:p>
      <text:p text:style-name="Standard"/>
      <text:p text:style-name="Standard">Use-Case: Create Delivery Report</text:p>
      <text:p text:style-name="Standard">Actors: Deliverer</text:p>
      <text:p text:style-name="Standard">Purpose: Angabe über Typ und Menge des angelieferten Mülls</text:p>
      <text:p text:style-name="Standard">Entry Condition: Erfolgreicher Login</text:p>
      <text:p text:style-name="Standard">Overview: ---</text:p>
      <text:p text:style-name="Standard">Exit Condition: Angaben wurden korrekt ausgefüllt</text:p>
      <text:p text:style-name="Standard">Includes: ---</text:p>
      <text:p text:style-name="Standard">Special Req: Genau eine Müllsorte &amp; Menge muss ausgewählt werden</text:p>
      <text:p text:style-name="Standard">Category: sehr hohe Priorität (1)</text:p>
      <text:p text:style-name="Standard">Cross Ref: /LF20/</text:p>
      <text:p text:style-name="Standard"/>
      <text:p text:style-name="Standard">Use-Case: Submit Delivery Report</text:p>
      <text:p text:style-name="Standard">Actors: Deliverer</text:p>
      <text:p text:style-name="Standard">Purpose: Abschicken des Reports und Anzeige der Müllkosten</text:p>
      <text:p text:style-name="Standard">Entry Condition: Es wurde gültiger Report erstellt</text:p>
      <text:p text:style-name="Standard">Overview:</text:p>
      <text:p text:style-name="Standard">Müllkosten werden ausgerechnet und zum Report hinzugefügt.</text:p>
      <text:p text:style-name="Standard">Daten des Reports werden zum Server geschickt, welcher die Daten persistent speichert. Es wird zusätzlich zu den Reportdaten die verwendete Account-ID sowie Datum/Zeit gespeichert.</text:p>
      <text:p text:style-name="Standard">Exit Condition: Report in DB</text:p>
      <text:p text:style-name="Standard">Includes: ---</text:p>
      <text:p text:style-name="Standard">Special Req: ---</text:p>
      <text:p text:style-name="Standard">Category: sehr hohe Priorität (1)</text:p>
      <text:p text:style-name="Standard">Cross Ref: /LF20/</text:p>
      <text:p text:style-name="Standard"/>
      <text:p text:style-name="Standard">Use-Case: Login</text:p>
      <text:p text:style-name="Standard">Actors: Operator</text:p>
      <text:p text:style-name="Standard">Purpose: Identifizierung des Operators der Verbrennungsanlage</text:p>
      <text:p text:style-name="Standard">Entry Condition: Start des Operator-Client-Programms</text:p>
      <text:p text:style-name="Standard">Overview: Login mit ID und Passwort</text:p>
      <text:p text:style-name="Standard">Exit Condition: Login erfolgreich oder fehlgeschlagen</text:p>
      <text:p text:style-name="Standard">Includes: ---</text:p>
      <text:p text:style-name="Standard">Special Req: ---</text:p>
      <text:p text:style-name="Standard">Category: mittlere Priorität (3)</text:p>
      <text:p text:style-name="Standard">Cross Ref: /LF70/</text:p>
      <text:p text:style-name="Standard"/>
      <text:p text:style-name="P1"/>
      <text:p text:style-name="Standard">Use-Case: View Delivery Reports</text:p>
      <text:p text:style-name="Standard">Actors: Operator</text:p>
      <text:p text:style-name="Standard">Purpose: Informationen über Anlieferungen und Einnahmen daraus</text:p>
      <text:p text:style-name="Standard">Entry Condition: Erfolgreicher Login</text:p>
      <text:p text:style-name="Standard">Overview:</text:p>
      <text:p text:style-name="Standard">Es wird eine Liste bzw. Tabelle der Reportdaten angezeigt</text:p>
      <text:p text:style-name="Standard">Exit Condition: ---</text:p>
      <text:p text:style-name="Standard">Includes: ---</text:p>
      <text:p text:style-name="Standard">Special Req: Read-Only</text:p>
      <text:p text:style-name="Standard">Category: mittlere Priorität (3)</text:p>
      <text:p text:style-name="Standard">Cross Ref: /LF60/</text:p>
      <text:p text:style-name="Standard"/>
      <text:p text:style-name="Standard">Use-Case: View Waste Storage</text:p>
      <text:p text:style-name="Standard">Actors: <text:s/>Operator</text:p>
      <text:p text:style-name="Standard">Purpose: <text:s/>Anzeige des Mülllagers</text:p>
      <text:p text:style-name="Standard">Entry Condition: Erfolgreicher Login</text:p>
      <text:p text:style-name="Standard">Overview: </text:p>
      <text:p text:style-name="Standard">Es wird eine Liste/Tabelle des gelagerten Mülls (Typen &amp; Menge) angezeigt, der auf die Verbrennung wartet.</text:p>
      <text:p text:style-name="Standard">Exit Condition: ---</text:p>
      <text:p text:style-name="Standard">Includes: ---</text:p>
      <text:p text:style-name="Standard">Special Req: ---</text:p>
      <text:p text:style-name="Standard">Category: sehr hohe Priorität (1)</text:p>
      <text:p text:style-name="Standard">Cross Ref: /LF15/</text:p>
      <text:p text:style-name="Standard"/>
      <text:p text:style-name="Standard">Use-Case: Create Combustion</text:p>
      <text:p text:style-name="Standard">Actors: Operator</text:p>
      <text:p text:style-name="Standard">Purpose: Angabe über Typen und Menge des zu verbrennenden Mülls</text:p>
      <text:p text:style-name="Standard">Entry Condition: Erfolgreicher Login, Müll vorhanden im Lager</text:p>
      <text:p text:style-name="Standard">Overview:</text:p>
      <text:p text:style-name="Standard">Es können mehrere Mülltyen und die Menge pro Typ asugewählt werden, wenn die Menge des jeweiligen Typs im Lager vorhanden ist.</text:p>
      <text:p text:style-name="Standard">Exit Condition: Angaben wurden korrekt ausgefüllt</text:p>
      <text:p text:style-name="Standard">Includes: ---</text:p>
      <text:p text:style-name="Standard">Special Req: ---</text:p>
      <text:p text:style-name="Standard">Category: sehr hohe Priotität (1)</text:p>
      <text:p text:style-name="Standard">Cross Ref: /LF40/</text:p>
      <text:p text:style-name="Standard"/>
      <text:p text:style-name="Standard">Use-Case: Start Combustion</text:p>
      <text:p text:style-name="Standard">Actors: Operator</text:p>
      <text:p text:style-name="Standard">Purpose: Starten der Verbrennung</text:p>
      <text:p text:style-name="Standard">Entry Condition: Es wurde eine gültige Verbrennung erstellt</text:p>
      <text:p text:style-name="Standard">Overview:</text:p>
      <text:p text:style-name="Standard">Es werden die CO2-Werte ausgerechnet und dem Report hinzugefügt.</text:p>
      <text:p text:style-name="Standard">Exit Condition: Combustion-Report in DB</text:p>
      <text:p text:style-name="Standard">Includes: ---</text:p>
      <text:p text:style-name="Standard">Special Req: Die Verbrennung kann nur gestartet werden, wenn die vorherige (falls vorhanden) beendet wurde.</text:p>
      <text:p text:style-name="Standard">Category: sehr hohe Priorität (1)</text:p>
      <text:p text:style-name="Standard">Cross Ref: /LF40/, /LF30/</text:p>
      <text:p text:style-name="Standard"/>
      <text:p text:style-name="Standard"><text:soft-page-break/>Use-Case: View CO2 prediction</text:p>
      <text:p text:style-name="Standard">Actors: Operator</text:p>
      <text:p text:style-name="Standard">Purpose: Anzeige des bei aktueller Müllauswahl anfallenden CO2-Ausstoßes</text:p>
      <text:p text:style-name="Standard">Entry Condition: ---</text:p>
      <text:p text:style-name="Standard">Overview:</text:p>
      <text:p text:style-name="Standard">Exit Condition: ---</text:p>
      <text:p text:style-name="Standard">Includes: ---</text:p>
      <text:p text:style-name="Standard">Special Req: ---</text:p>
      <text:p text:style-name="Standard">Category: mittlere Priorität (3)</text:p>
      <text:p text:style-name="Standard">Cross Ref: /LF50/</text:p>
      <text:p text:style-name="Standard"/>
      <text:p text:style-name="Standard">Use-Case: End Combustion</text:p>
      <text:p text:style-name="Standard">Actors: Operator</text:p>
      <text:p text:style-name="Standard">Purpose: Beendet Verbrennung</text:p>
      <text:p text:style-name="Standard">Entry Condition: Verbrennung wurde gestartet und noch nicht beendet</text:p>
      <text:p text:style-name="Standard">Overview:</text:p>
      <text:p text:style-name="Standard">Erlaubt das erneute Starten einer Verbrennung</text:p>
      <text:p text:style-name="Standard">Exit Condition: Verbrennung wurde gestoppt</text:p>
      <text:p text:style-name="Standard">Includes: ---</text:p>
      <text:p text:style-name="Standard">Special Req: ---</text:p>
      <text:p text:style-name="Standard">Category: sehr hohe Priorität (1)</text:p>
      <text:p text:style-name="Standard">Cross Ref: /LF30/</text:p>
      <text:p text:style-name="Standard"/>
      <text:p text:style-name="Standard">Use-Case: View Combustion Reports</text:p>
      <text:p text:style-name="Standard">Actors: Operator</text:p>
      <text:p text:style-name="Standard">Purpose: Informationen über stattgefundene Verbrennungen</text:p>
      <text:p text:style-name="Standard">Entry Condition: ---</text:p>
      <text:p text:style-name="Standard">Overview:</text:p>
      <text:p text:style-name="Standard">Es wird eine Liste der Verbrennungsdetails inklusive CO2-Angaben angezeigt.</text:p>
      <text:p text:style-name="Standard">Exit Condition: ---</text:p>
      <text:p text:style-name="Standard">Includes: ---</text:p>
      <text:p text:style-name="Standard">Special Req: ---</text:p>
      <text:p text:style-name="Standard">Category: hohe Priorität (2)</text:p>
      <text:p text:style-name="Standard">Cross Ref: /LF40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1T16:21:10.913000000</meta:creation-date>
    <dc:date>2015-11-20T15:23:59.76</dc:date>
    <meta:editing-duration>PT1H31M20S</meta:editing-duration>
    <meta:editing-cycles>57</meta:editing-cycles>
    <meta:generator>OpenOffice/4.1.1$Win32 OpenOffice.org_project/411m6$Build-9775</meta:generator>
    <meta:document-statistic meta:table-count="0" meta:image-count="0" meta:object-count="0" meta:page-count="3" meta:paragraph-count="118" meta:word-count="521" meta:character-count="3811"/>
  </office:meta>
</office:document-meta>
</file>